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86.04mm"/>
    </style:style>
    <style:style style:name="co5" style:family="table-column">
      <style:table-column-properties fo:break-before="auto" style:column-width="11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40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Geld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Raspberry Pi 2 Model B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s://www.raspberrypi.org/products/raspberry-pi-2-model-b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 Module V2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s://www.raspberrypi.org/products/camera-module-v2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lid Navio2</text:p>
          </table:table-cell>
          <table:table-cell office:value-type="currency" office:currency="EUR" office:value="170" calcext:value-type="currency">
            <text:p>170,00 €</text:p>
          </table:table-cell>
          <table:table-cell/>
          <table:table-cell office:value-type="string" calcext:value-type="string">
            <text:p>https://emlid.com/shop/navio2/</text:p>
          </table:table-cell>
          <table:table-cell/>
          <table:table-cell office:value-type="string" calcext:value-type="string">
            <text:p>ArduPilot and ROS, Emlid Linux distro with pre-installed</text:p>
            <text:p>ArduPilot and ROS</text:p>
          </table:table-cell>
        </table:table-row>
        <table:table-row table:style-name="ro1">
          <table:table-cell office:value-type="string" calcext:value-type="string">
            <text:p>Akk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5"/>
        </table:table-row>
        <table:table-row table:style-name="ro1" table:number-rows-repeated="50">
          <table:table-cell table:number-columns-repeated="6"/>
        </table:table-row>
        <table:table-row table:style-name="ro1">
          <table:table-cell/>
          <table:table-cell table:formula="of:=SUM([.B2:.B56])" office:value-type="currency" office:currency="EUR" office:value="170" calcext:value-type="currency">
            <text:p>170,00 €</text:p>
          </table:table-cell>
          <table:table-cell table:formula="of:=SUM([.C2:.C56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09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3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7P0"/>
    </number:currency-style>
    <number:currency-style style:name="N4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52:13.414308163</meta:creation-date>
    <dc:date>2018-02-21T15:02:40.827158231</dc:date>
    <meta:editing-duration>PT10M25S</meta:editing-duration>
    <meta:editing-cycles>6</meta:editing-cycles>
    <meta:generator>LibreOffice/6.0.1.1$Linux_X86_64 LibreOffice_project/00m0$Build-1</meta:generator>
    <meta:document-statistic meta:table-count="1" meta:cell-count="20" meta:object-count="0"/>
  </office:meta>
</office:document-meta>
</file>